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ristophe Vezzani : 06.20.17.54.98</text:p>
      <text:p text:style-name="Standard">Christelle Guilhen : 06.03.02.00.62</text:p>
      <text:p text:style-name="Standard"/>
      <text:p text:style-name="Standard">mail : <text:a xlink:type="simple" xlink:href="mailto:guilhenchristelle@free.fr">guilhenchristelle@free.fr</text:a></text:p>
      <text:p text:style-name="Standard"/>
      <text:p text:style-name="Standard">groupe facebook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4T17:00:50.98</meta:creation-date>
    <dc:date>2015-01-04T17:03:12.19</dc:date>
    <meta:editing-duration>PT2M20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4" meta:word-count="13" meta:character-count="118"/>
  </office:meta>
</office:document-meta>
</file>